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automatic-styles>
    <style:style style:name="Таблица1" style:family="table">
      <style:table-properties style:width="27.548cm" fo:margin-left="-0.053cm" fo:margin-right="-0.81cm" table:align="margins" style:writing-mode="lr-tb"/>
    </style:style>
    <style:style style:name="Таблица1.A" style:family="table-column">
      <style:table-column-properties style:column-width="2.35cm" style:rel-column-width="5591*"/>
    </style:style>
    <style:style style:name="Таблица1.B" style:family="table-column">
      <style:table-column-properties style:column-width="2.732cm" style:rel-column-width="6501*"/>
    </style:style>
    <style:style style:name="Таблица1.C" style:family="table-column">
      <style:table-column-properties style:column-width="2.203cm" style:rel-column-width="5242*"/>
    </style:style>
    <style:style style:name="Таблица1.D" style:family="table-column">
      <style:table-column-properties style:column-width="2.29cm" style:rel-column-width="5448*"/>
    </style:style>
    <style:style style:name="Таблица1.E" style:family="table-column">
      <style:table-column-properties style:column-width="2.644cm" style:rel-column-width="6291*"/>
    </style:style>
    <style:style style:name="Таблица1.F" style:family="table-column">
      <style:table-column-properties style:column-width="2.17cm" style:rel-column-width="5162*"/>
    </style:style>
    <style:style style:name="Таблица1.G" style:family="table-column">
      <style:table-column-properties style:column-width="2.081cm" style:rel-column-width="4953*"/>
    </style:style>
    <style:style style:name="Таблица1.H" style:family="table-column">
      <style:table-column-properties style:column-width="1.605cm" style:rel-column-width="3819*"/>
    </style:style>
    <style:style style:name="Таблица1.I" style:family="table-column">
      <style:table-column-properties style:column-width="1.933cm" style:rel-column-width="4600*"/>
    </style:style>
    <style:style style:name="Таблица1.J" style:family="table-column">
      <style:table-column-properties style:column-width="1.568cm" style:rel-column-width="3731*"/>
    </style:style>
    <style:style style:name="Таблица1.K" style:family="table-column">
      <style:table-column-properties style:column-width="1.554cm" style:rel-column-width="3697*"/>
    </style:style>
    <style:style style:name="Таблица1.L" style:family="table-column">
      <style:table-column-properties style:column-width="1.589cm" style:rel-column-width="3781*"/>
    </style:style>
    <style:style style:name="Таблица1.M" style:family="table-column">
      <style:table-column-properties style:column-width="1.164cm" style:rel-column-width="2770*"/>
    </style:style>
    <style:style style:name="Таблица1.N" style:family="table-column">
      <style:table-column-properties style:column-width="1.66cm" style:rel-column-width="3949*"/>
    </style:style>
    <style:style style:name="Таблица1.A1" style:family="table-cell">
      <style:table-cell-properties fo:padding="0cm" fo:border-left="0.002cm solid #000000" fo:border-right="none" fo:border-top="0.002cm solid #000000" fo:border-bottom="0.002cm solid #000000"/>
    </style:style>
    <style:style style:name="Таблица1.G1.1" style:family="table-column">
      <style:table-column-properties style:column-width="11.518cm" style:rel-column-width="27400*"/>
    </style:style>
    <style:style style:name="Таблица1.G1.2" style:family="table-column">
      <style:table-column-properties style:column-width="1.639cm" style:rel-column-width="3900*"/>
    </style:style>
    <style:style style:name="Таблица1.G1.1" style:family="table-row">
      <style:table-row-properties style:min-row-height="0.423cm"/>
    </style:style>
    <style:style style:name="Таблица1.G1.1.1" style:family="table-cell">
      <style:table-cell-properties fo:padding="0cm" fo:border="0.002cm solid #000000"/>
    </style:style>
    <style:style style:name="Таблица1.G1.1.2.2" style:family="table-column">
      <style:table-column-properties style:column-width="1.609cm" style:rel-column-width="3828*"/>
    </style:style>
    <style:style style:name="Таблица1.G1.1.2.3" style:family="table-column">
      <style:table-column-properties style:column-width="1.93cm" style:rel-column-width="4592*"/>
    </style:style>
    <style:style style:name="Таблица1.G1.1.2.4" style:family="table-column">
      <style:table-column-properties style:column-width="1.575cm" style:rel-column-width="3748*"/>
    </style:style>
    <style:style style:name="Таблица1.G1.1.2.5" style:family="table-column">
      <style:table-column-properties style:column-width="1.554cm" style:rel-column-width="3698*"/>
    </style:style>
    <style:style style:name="Таблица1.G1.1.2.6" style:family="table-column">
      <style:table-column-properties style:column-width="1.582cm" style:rel-column-width="3765*"/>
    </style:style>
    <style:style style:name="Таблица1.G1.1.2.7" style:family="table-column">
      <style:table-column-properties style:column-width="1.184cm" style:rel-column-width="2816*"/>
    </style:style>
    <style:style style:name="Таблица1.G1.1.2.1.1" style:family="table-cell">
      <style:table-cell-properties fo:padding="0cm" fo:border-left="0.002cm solid #000000" fo:border-right="none" fo:border-top="none" fo:border-bottom="0.002cm solid #000000"/>
    </style:style>
    <style:style style:name="Таблица1.G1.1.2.2" style:family="table-row">
      <style:table-row-properties style:min-row-height="0.847cm"/>
    </style:style>
    <style:style style:name="Таблица1.G1.1.2.3" style:family="table-row">
      <style:table-row-properties style:min-row-height="1.323cm"/>
    </style:style>
    <style:style style:name="Таблица1.G1.2.2" style:family="table-cell">
      <style:table-cell-properties fo:padding="0cm" fo:border-left="0.002cm solid #000000" fo:border-right="0.002cm solid #000000" fo:border-top="none" fo:border-bottom="0.002cm solid #000000"/>
    </style:style>
    <style:style style:name="Таблица1.A2" style:family="table-cell" style:data-style-name="N0">
      <style:table-cell-properties style:vertical-align="bottom" fo:padding="0cm" fo:border-left="0.002cm solid #000000" fo:border-right="none" fo:border-top="none" fo:border-bottom="0.002cm solid #000000"/>
    </style:style>
    <style:style style:name="Таблица1.D2" style:family="table-cell">
      <style:table-cell-properties style:vertical-align="top" fo:padding="0cm" fo:border-left="0.002cm solid #000000" fo:border-right="none" fo:border-top="none" fo:border-bottom="0.002cm solid #000000"/>
    </style:style>
    <style:style style:name="Таблица1.N2" style:family="table-cell" style:data-style-name="N0">
      <style:table-cell-properties style:vertical-align="bottom" fo:padding="0cm" fo:border-left="0.002cm solid #000000" fo:border-right="0.002cm solid #000000" fo:border-top="none" fo:border-bottom="0.002cm solid #000000"/>
    </style:style>
    <style:style style:name="Таблица1.A3" style:family="table-cell">
      <style:table-cell-properties style:vertical-align="bottom" fo:padding="0cm" fo:border-left="0.002cm solid #000000" fo:border-right="none" fo:border-top="none" fo:border-bottom="0.002cm solid #000000"/>
    </style:style>
    <style:style style:name="Таблица1.N3" style:family="table-cell">
      <style:table-cell-properties style:vertical-align="bottom" fo:padding="0cm" fo:border-left="0.002cm solid #000000" fo:border-right="0.002cm solid #000000" fo:border-top="none" fo:border-bottom="0.002cm solid #000000"/>
    </style:style>
    <style:style style:name="Таблица1.4" style:family="table-row">
      <style:table-row-properties style:min-row-height="0.45cm"/>
    </style:style>
    <style:style style:name="P1" style:family="paragraph" style:parent-style-name="Standard">
      <style:paragraph-properties fo:margin-left="19.17cm" fo:margin-right="-1.141cm" fo:text-indent="0cm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19.17cm" fo:margin-right="-1.141cm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12.451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8.48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2.478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7.366cm"/>
          <style:tab-stop style:position="12.478cm"/>
        </style:tab-stops>
      </style:paragraph-properties>
    </style:style>
    <style:style style:name="P8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 style:text-autospace="none"/>
      <style:text-properties fo:font-size="10pt" style:font-size-asian="10pt" style:font-size-complex="10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>
        <style:tab-stops>
          <style:tab-stop style:position="6.957cm"/>
          <style:tab-stop style:position="8.086cm"/>
          <style:tab-stop style:position="12.457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4.459cm"/>
          <style:tab-stop style:position="9.929cm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6.689cm"/>
          <style:tab-stop style:position="9.959cm"/>
          <style:tab-stop style:position="10.91cm"/>
          <style:tab-stop style:position="14.954cm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7.581cm"/>
          <style:tab-stop style:position="12.457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15.012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3.373cm"/>
        </style:tab-stops>
      </style:paragraph-properties>
      <style:text-properties style:text-underline-style="solid" style:text-underline-width="auto" style:text-und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№ 3<text:tab/><text:tab/><text:tab/><text:tab/><text:tab/></text:p>
      <text:p text:style-name="P1">к Правилам ведения журналов учета</text:p>
      <text:p text:style-name="P1">полученных и выставленных счетов-фактур, </text:p>
      <text:p text:style-name="P1">книг покупок и книг продаж при расчетах</text:p>
      <text:p text:style-name="P1">по налогу на добавленную стоимость</text:p>
      <text:p text:style-name="P2"><text:span text:style-name="T1">(в ред. Постановления Правительства РФ от 16.02.2004 № 84)<text:tab/></text:span><text:tab/><text:tab/><text:tab/><text:tab/></text:p>
      <text:p text:style-name="P3">КНИГА ПРОДАЖ</text:p>
      <text:p text:style-name="P4">Продавец <text:span text:style-name="T2">&lt;:Организация.Название:&gt;<text:tab/></text:span><text:tab/></text:p>
      <text:p text:style-name="P5">Идентификационный номер и код причины постановки</text:p>
      <text:p text:style-name="P6">на учет налогоплательщика-продавца <text:span text:style-name="T2">&lt;:Организация.ИНН:&gt;<text:tab/></text:span></text:p>
      <text:p text:style-name="P7">Продажа за период с <text:span text:style-name="T2">&lt;:Период.Начало:&gt;<text:tab/></text:span><text:span text:style-name="T3"> </text:span>по <text:span text:style-name="T2">&lt;:Период.Конец:&gt;</text:span><text:span text:style-name="T4"><text:tab/></text:span>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row>
          <table:table-cell table:style-name="Таблица1.A1" office:value-type="string">
            <text:p text:style-name="P8">Дата и номер счета-фактуры продавца</text:p>
          </table:table-cell>
          <table:table-cell table:style-name="Таблица1.A1" office:value-type="string">
            <text:p text:style-name="P8">Наиме-<text:line-break/>нование покупателя</text:p>
          </table:table-cell>
          <table:table-cell table:style-name="Таблица1.A1" office:value-type="string">
            <text:p text:style-name="P8">ИНН<text:line-break/>покупателя</text:p>
          </table:table-cell>
          <table:table-cell table:style-name="Таблица1.A1" office:value-type="string">
            <text:p text:style-name="P8">КПП<text:line-break/>покупателя</text:p>
          </table:table-cell>
          <table:table-cell table:style-name="Таблица1.A1" office:value-type="string">
            <text:p text:style-name="P8">Дата оплаты счета- фактуры продавца</text:p>
          </table:table-cell>
          <table:table-cell table:style-name="Таблица1.A1" office:value-type="string">
            <text:p text:style-name="P8">Всего продаж, включая НДС</text:p>
          </table:table-cell>
          <table:table-cell table:number-columns-spanned="8">
            <table:table table:is-sub-table="true">
              <table:table-column table:style-name="Таблица1.G1.1"/>
              <table:table-column table:style-name="Таблица1.G1.2"/>
              <table:table-row table:style-name="Таблица1.G1.1">
                <table:table-cell table:style-name="Таблица1.G1.1.1" table:number-columns-spanned="2" office:value-type="string">
                  <text:p text:style-name="P8">В том числе</text:p>
                </table:table-cell>
                <table:covered-table-cell/>
              </table:table-row>
              <table:table-row>
                <table:table-cell>
                  <table:table table:is-sub-table="true">
                    <table:table-column table:style-name="Таблица1.G"/>
                    <table:table-column table:style-name="Таблица1.G1.1.2.2"/>
                    <table:table-column table:style-name="Таблица1.G1.1.2.3"/>
                    <table:table-column table:style-name="Таблица1.G1.1.2.4"/>
                    <table:table-column table:style-name="Таблица1.G1.1.2.5"/>
                    <table:table-column table:style-name="Таблица1.G1.1.2.6"/>
                    <table:table-column table:style-name="Таблица1.G1.1.2.7"/>
                    <table:table-row table:style-name="Таблица1.G1.1">
                      <table:table-cell table:style-name="Таблица1.G1.1.2.1.1" table:number-columns-spanned="7" office:value-type="string">
                        <text:p text:style-name="P8">продажи, облагаемые налогом по ставке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Таблица1.G1.1.2.2">
                      <table:table-cell table:style-name="Таблица1.G1.1.2.1.1" table:number-columns-spanned="2" office:value-type="string">
                        <text:p text:style-name="P8">18 процентов<text:line-break/>(8)</text:p>
                      </table:table-cell>
                      <table:covered-table-cell/>
                      <table:table-cell table:style-name="Таблица1.G1.1.2.1.1" table:number-columns-spanned="2" office:value-type="string">
                        <text:p text:style-name="P8">10 процентов<text:line-break/>(9)</text:p>
                      </table:table-cell>
                      <table:covered-table-cell/>
                      <table:table-cell table:style-name="Таблица1.G1.1.2.1.1" office:value-type="string">
                        <text:p text:style-name="P8">0 процентов</text:p>
                      </table:table-cell>
                      <table:table-cell table:style-name="Таблица1.G1.1.2.1.1" table:number-columns-spanned="2" office:value-type="string">
                        <text:p text:style-name="P8">20 процентов *<text:line-break/>(11)</text:p>
                      </table:table-cell>
                      <table:covered-table-cell/>
                    </table:table-row>
                    <table:table-row table:style-name="Таблица1.G1.1.2.3">
                      <table:table-cell table:style-name="Таблица1.G1.1.2.1.1" office:value-type="string">
                        <text:p text:style-name="P8">стоимость продаж без НДС</text:p>
                      </table:table-cell>
                      <table:table-cell table:style-name="Таблица1.G1.1.2.1.1" office:value-type="string">
                        <text:p text:style-name="P8">сумма НДС</text:p>
                      </table:table-cell>
                      <table:table-cell table:style-name="Таблица1.G1.1.2.1.1" office:value-type="string">
                        <text:p text:style-name="P8">стоимость прожаж без НДС</text:p>
                      </table:table-cell>
                      <table:table-cell table:style-name="Таблица1.G1.1.2.1.1" office:value-type="string">
                        <text:p text:style-name="P8">сумма НДС</text:p>
                      </table:table-cell>
                      <table:table-cell table:style-name="Таблица1.G1.1.2.1.1" office:value-type="string">
                        <text:p text:style-name="P8"/>
                      </table:table-cell>
                      <table:table-cell table:style-name="Таблица1.G1.1.2.1.1" office:value-type="string">
                        <text:p text:style-name="P8">стоимость покупок без НДС</text:p>
                      </table:table-cell>
                      <table:table-cell table:style-name="Таблица1.G1.1.2.1.1" office:value-type="string">
                        <text:p text:style-name="P8">сумма НДС</text:p>
                      </table:table-cell>
                    </table:table-row>
                  </table:table>
                </table:table-cell>
                <table:table-cell table:style-name="Таблица1.G1.2.2" office:value-type="string">
                  <text:p text:style-name="P8">продажи, освобож- даемые от налога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float" office:value="1">
            <text:p text:style-name="P8">1</text:p>
          </table:table-cell>
          <table:table-cell table:style-name="Таблица1.A2" office:value-type="float" office:value="2">
            <text:p text:style-name="P8">2</text:p>
          </table:table-cell>
          <table:table-cell table:style-name="Таблица1.A2" office:value-type="float" office:value="3">
            <text:p text:style-name="P8">3</text:p>
          </table:table-cell>
          <table:table-cell table:style-name="Таблица1.D2" office:value-type="string">
            <text:p text:style-name="P8">3a</text:p>
          </table:table-cell>
          <table:table-cell table:style-name="Таблица1.D2" office:value-type="string">
            <text:p text:style-name="P8">3b</text:p>
          </table:table-cell>
          <table:table-cell table:style-name="Таблица1.A2" office:value-type="float" office:value="4">
            <text:p text:style-name="P8">4</text:p>
          </table:table-cell>
          <table:table-cell table:style-name="Таблица1.D2" office:value-type="string">
            <text:p text:style-name="P8">5a</text:p>
          </table:table-cell>
          <table:table-cell table:style-name="Таблица1.D2" office:value-type="string">
            <text:p text:style-name="P8">5b</text:p>
          </table:table-cell>
          <table:table-cell table:style-name="Таблица1.D2" office:value-type="string">
            <text:p text:style-name="P8">6a</text:p>
          </table:table-cell>
          <table:table-cell table:style-name="Таблица1.D2" office:value-type="string">
            <text:p text:style-name="P8">6b</text:p>
          </table:table-cell>
          <table:table-cell table:style-name="Таблица1.A2" office:value-type="float" office:value="7">
            <text:p text:style-name="P8">7</text:p>
          </table:table-cell>
          <table:table-cell table:style-name="Таблица1.D2" office:value-type="string">
            <text:p text:style-name="P8">8a</text:p>
          </table:table-cell>
          <table:table-cell table:style-name="Таблица1.D2" office:value-type="string">
            <text:p text:style-name="P8">8b</text:p>
          </table:table-cell>
          <table:table-cell table:style-name="Таблица1.N2" office:value-type="float" office:value="9">
            <text:p text:style-name="P8">9</text:p>
          </table:table-cell>
        </table:table-row>
        <table:table-row>
          <table:table-cell table:style-name="Таблица1.A3" office:value-type="string">
            <text:p text:style-name="P8">&lt;:f1:&gt;</text:p>
          </table:table-cell>
          <table:table-cell table:style-name="Таблица1.A3" office:value-type="string">
            <text:p text:style-name="P8">[:строка:]&lt;:f2:&gt;</text:p>
          </table:table-cell>
          <table:table-cell table:style-name="Таблица1.A3" office:value-type="string">
            <text:p text:style-name="P8">&lt;:f3:&gt;</text:p>
          </table:table-cell>
          <table:table-cell table:style-name="Таблица1.A3" office:value-type="string">
            <text:p text:style-name="P8">&lt;:f3a:&gt;</text:p>
          </table:table-cell>
          <table:table-cell table:style-name="Таблица1.A3" office:value-type="string">
            <text:p text:style-name="P8">&lt;:f3b:&gt;</text:p>
          </table:table-cell>
          <table:table-cell table:style-name="Таблица1.A3" office:value-type="string">
            <text:p text:style-name="P8">&lt;:f4:&gt;</text:p>
          </table:table-cell>
          <table:table-cell table:style-name="Таблица1.A3" office:value-type="string">
            <text:p text:style-name="P8">&lt;:f5a:&gt;</text:p>
          </table:table-cell>
          <table:table-cell table:style-name="Таблица1.A3" office:value-type="string">
            <text:p text:style-name="P8">&lt;:f5b:&gt;</text:p>
          </table:table-cell>
          <table:table-cell table:style-name="Таблица1.A3" office:value-type="string">
            <text:p text:style-name="P8">&lt;:f6a:&gt;</text:p>
          </table:table-cell>
          <table:table-cell table:style-name="Таблица1.A3" office:value-type="string">
            <text:p text:style-name="P8">&lt;:f6b:&gt;</text:p>
          </table:table-cell>
          <table:table-cell table:style-name="Таблица1.A3" office:value-type="string">
            <text:p text:style-name="P8">&lt;:f7:&gt;</text:p>
          </table:table-cell>
          <table:table-cell table:style-name="Таблица1.A3" office:value-type="string">
            <text:p text:style-name="P8">&lt;:f8a:&gt;</text:p>
          </table:table-cell>
          <table:table-cell table:style-name="Таблица1.A3" office:value-type="string">
            <text:p text:style-name="P8">&lt;:f8b:&gt;</text:p>
          </table:table-cell>
          <table:table-cell table:style-name="Таблица1.N3" office:value-type="string">
            <text:p text:style-name="P8">&lt;:f9:&gt;</text:p>
          </table:table-cell>
        </table:table-row>
        <table:table-row table:style-name="Таблица1.4">
          <table:table-cell table:style-name="Таблица1.A3" table:number-columns-spanned="5" office:value-type="string">
            <text:p text:style-name="P9">Всего </text:p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8">&lt;:s4:&gt;</text:p>
          </table:table-cell>
          <table:table-cell table:style-name="Таблица1.A3" office:value-type="string">
            <text:p text:style-name="P8">&lt;:s5a:&gt;</text:p>
          </table:table-cell>
          <table:table-cell table:style-name="Таблица1.A3" office:value-type="string">
            <text:p text:style-name="P8">&lt;:s5b:&gt;</text:p>
          </table:table-cell>
          <table:table-cell table:style-name="Таблица1.A3" office:value-type="string">
            <text:p text:style-name="P8">&lt;:s6a:&gt;</text:p>
          </table:table-cell>
          <table:table-cell table:style-name="Таблица1.A3" office:value-type="string">
            <text:p text:style-name="P8">&lt;:s6b:&gt;</text:p>
          </table:table-cell>
          <table:table-cell table:style-name="Таблица1.A3" office:value-type="string">
            <text:p text:style-name="P8">&lt;:s7:&gt;</text:p>
          </table:table-cell>
          <table:table-cell table:style-name="Таблица1.A3" office:value-type="string">
            <text:p text:style-name="P8">&lt;:s8a:&gt;</text:p>
          </table:table-cell>
          <table:table-cell table:style-name="Таблица1.A3" office:value-type="string">
            <text:p text:style-name="P8">&lt;:s8b:&gt;</text:p>
          </table:table-cell>
          <table:table-cell table:style-name="Таблица1.N3" office:value-type="string">
            <text:p text:style-name="P8">&lt;:s9:&gt;</text:p>
          </table:table-cell>
        </table:table-row>
      </table:table>
      <text:p text:style-name="P10"/>
      <text:p text:style-name="P11">Главный бухгалтер <text:span text:style-name="T2"><text:tab/> </text:span><text:span text:style-name="T3"><text:tab/></text:span><text:span text:style-name="T2">&lt;:Организация.Главбух:&gt;</text:span></text:p>
      <text:p text:style-name="P12"><text:tab/>(подпись)<text:tab/>(ф.и.о.)</text:p>
      <text:p text:style-name="P13">Индивидуальный предприниматель <text:tab/><text:span text:style-name="T2"><text:tab/></text:span><text:span text:style-name="T3"><text:tab/></text:span><text:span text:style-name="T2"><text:tab/></text:span></text:p>
      <text:p text:style-name="P14"><text:tab/><text:span text:style-name="T5">(подпись)<text:tab/>(ф.и.о.)</text:span></text:p>
      <text:p text:style-name="Standard">Реквизиты свидетельства о государственной</text:p>
      <text:p text:style-name="P15">регистрации индивидуального предпринимателя<text:span text:style-name="T2"><text:tab/></text:span></text:p>
      <text:p text:style-name="P16"><text:tab/></text:p>
      <text:p text:style-name="Standard"><text:span text:style-name="T5">* До завершения расчетов по товарам (работам, услугам), отгруженным (выполненным, оказанным) до 1 января 2004 г.</text:span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ru" fo:country="RU" style:font-name-asian="Nimbus Sans L" style:font-size-asian="12pt" style:language-asian="ru" style:country-asian="RU" style:font-name-complex="Nimbus Sans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Документ1" style:family="paragraph" style:parent-style-name="Standard" style:class="text" style:master-page-name="">
      <style:paragraph-properties fo:background-color="transparent">
        <style:tab-stops>
          <style:tab-stop style:position="0cm" style:leader-style="solid" style:leader-text="_"/>
        </style:tab-stops>
        <style:background-image/>
      </style:paragraph-properties>
      <style:text-properties fo:font-weight="normal" style:font-weight-asian="normal" style:font-weight-complex="normal"/>
    </style:style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1.012cm" fo:margin-right="2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8-22T12:51:41</meta:creation-date>
    <dc:date>2005-09-06T15:53:00</dc:date>
    <dc:language>ru-RU</dc:language>
    <meta:editing-cycles>8</meta:editing-cycles>
    <meta:editing-duration>PT2H43M5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9" meta:word-count="188" meta:character-count="1359"/>
  </office:meta>
</office:document-meta>
</file>